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2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3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8000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" style:family="table-cell" style:parent-style-name="Default">
      <style:table-cell-properties fo:border-bottom="0.74pt solid #000000" fo:background-color="#ff8000" fo:border-left="2.01pt solid #000000" fo:border-right="0.74pt solid #000000" fo:border-top="0.74pt solid #000000"/>
    </style:style>
    <style:style style:name="ce3" style:family="table-cell" style:parent-style-name="Default">
      <style:table-cell-properties fo:border-bottom="2.01pt solid #000000" fo:background-color="#ff8000" fo:border-left="2.01pt solid #000000" fo:border-right="0.74pt solid #000000" fo:border-top="0.74pt solid #000000"/>
    </style:style>
    <style:style style:name="ce4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5" style:family="table-cell" style:parent-style-name="Default" style:data-style-name="N0">
      <style:table-cell-properties fo:border-bottom="0.74pt solid #000000" fo:border-left="2.01pt solid #000000" fo:border-right="0.74pt solid #000000" fo:border-top="0.74pt solid #000000"/>
    </style:style>
    <style:style style:name="ce6" style:family="table-cell" style:parent-style-name="Default">
      <style:table-cell-properties fo:border-bottom="0.74pt solid #000000" fo:background-color="#ff8000" fo:border-left="2.01pt solid #000000" fo:border-right="0.74pt solid #000000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2.01pt solid #000000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ff8000" fo:border="0.74pt solid #000000"/>
    </style:style>
    <style:style style:name="ce12" style:family="table-cell" style:parent-style-name="Default">
      <style:table-cell-properties fo:background-color="#999999" fo:border="0.74pt solid #000000"/>
    </style:style>
    <style:style style:name="ce13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end" fo:margin-left="0in"/>
    </style:style>
    <style:style style:name="ce14" style:family="table-cell" style:parent-style-name="Default">
      <style:table-cell-properties fo:border-bottom="2.01pt solid #000000" fo:background-color="#999999" style:text-align-source="fix" style:repeat-content="false" fo:border-left="0.74pt solid #000000" fo:border-right="0.74pt solid #000000" fo:border-top="0.74pt solid #000000" style:vertical-align="middle"/>
      <style:paragraph-properties fo:text-align="end" fo:margin-left="0in"/>
    </style:style>
    <style:style style:name="ce15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2.01pt solid #000000" fo:background-color="#999999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8" style:family="table-cell" style:parent-style-name="Default">
      <style:table-cell-properties fo:border-bottom="2.01pt solid #000000" fo:border-left="0.74pt solid #000000" fo:border-right="0.74pt solid #000000" fo:border-top="0.74pt solid #000000"/>
    </style:style>
    <style:style style:name="ce19" style:family="table-cell" style:parent-style-name="Default">
      <style:table-cell-properties fo:border-bottom="2.01pt solid #000000" fo:background-color="#999999" fo:border-left="0.74pt solid #000000" fo:border-right="0.74pt solid #000000" fo:border-top="0.74pt solid #000000"/>
    </style:style>
    <style:style style:name="ce20" style:family="table-cell" style:parent-style-name="Default">
      <style:table-cell-properties fo:background-color="#dee6ef"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order-left="0.74pt solid #000000" fo:border-right="2.01pt solid #000000" fo:border-top="2.01pt solid #000000"/>
    </style:style>
    <style:style style:name="ce22" style:family="table-cell" style:parent-style-name="Default">
      <style:table-cell-properties fo:border-bottom="0.74pt solid #000000" fo:border-left="0.74pt solid #000000" fo:border-right="2.01pt solid #000000" fo:border-top="0.74pt solid #000000"/>
    </style:style>
    <style:style style:name="ce23" style:family="table-cell" style:parent-style-name="Default">
      <style:table-cell-properties fo:border-bottom="2.01pt solid #000000" fo:border-left="0.74pt solid #000000" fo:border-right="2.01pt solid #000000" fo:border-top="0.74pt solid #000000"/>
    </style:style>
    <style:style style:name="ce24" style:family="table-cell" style:parent-style-name="Default">
      <style:table-cell-properties fo:border-bottom="0.74pt solid #000000" fo:background-color="#ff8000" fo:border-left="0.74pt solid #000000" fo:border-right="2.01pt solid #000000" fo:border-top="0.74pt solid #000000"/>
    </style:style>
    <style:style style:name="ce25" style:family="table-cell" style:parent-style-name="Default">
      <style:table-cell-properties fo:border-bottom="0.74pt solid #000000" fo:background-color="#999999" fo:border-left="0.74pt solid #000000" fo:border-right="2.01pt solid #000000" fo:border-top="0.74pt solid #000000"/>
    </style:style>
    <style:style style:name="ce26" style:family="table-cell" style:parent-style-name="Default">
      <style:table-cell-properties fo:border-bottom="2.01pt solid #000000" fo:background-color="#ff8000" fo:border-left="0.74pt solid #000000" fo:border-right="2.01pt solid #000000" fo:border-top="0.74pt solid #000000"/>
    </style:style>
    <style:style style:name="ce27" style:family="table-cell" style:parent-style-name="Default">
      <style:table-cell-properties fo:border-bottom="0.74pt solid #000000" fo:background-color="#ff8000" fo:border-left="0.74pt solid #000000" fo:border-right="2.01pt solid #000000" fo:border-top="0.74pt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0.74pt solid #000000" fo:background-color="#81d41a" style:text-align-source="fix" style:repeat-content="false" fo:border-left="0.74pt solid #000000" fo:border-right="2.01pt solid #000000" fo:border-top="0.74pt solid #000000"/>
      <style:paragraph-properties fo:text-align="center" fo:margin-left="0in"/>
      <style:text-properties fo:font-weight="bold" style:font-weight-asian="bold" style:font-weight-complex="bold"/>
      <style:map style:condition="cell-content()!=&quot;&quot;" style:apply-style-name="Error" style:base-cell-address="Sheet1.E38"/>
    </style:style>
    <style:style style:name="ce29" style:family="table-cell" style:parent-style-name="Default" style:data-style-name="N0">
      <style:table-cell-properties fo:border-bottom="2.01pt solid #000000" fo:background-color="#81d41a" style:text-align-source="fix" style:repeat-content="false" fo:border-left="0.74pt solid #000000" fo:border-right="2.01pt solid #000000" fo:border-top="0.74pt solid #000000"/>
      <style:paragraph-properties fo:text-align="center" fo:margin-left="0in"/>
      <style:text-properties fo:font-weight="bold" style:font-weight-asian="bold" style:font-weight-complex="bold"/>
      <style:map style:condition="cell-content()!=&quot;&quot;" style:apply-style-name="Error" style:base-cell-address="Sheet1.E38"/>
    </style:style>
    <style:style style:name="ce30" style:family="table-cell" style:parent-style-name="Default">
      <style:table-cell-properties fo:background-color="transparent"/>
    </style:style>
    <style:style style:name="ce61" style:family="table-cell" style:parent-style-name="Default" style:data-style-name="N0">
      <style:table-cell-properties fo:border-bottom="0.74pt solid #000000" fo:background-color="#81d41a" style:text-align-source="fix" style:repeat-content="false" fo:border-left="0.74pt solid #000000" fo:border-right="2.01pt solid #000000" fo:border-top="0.74pt solid #000000"/>
      <style:paragraph-properties fo:text-align="center" fo:margin-left="0in"/>
      <style:text-properties fo:font-weight="bold" style:font-weight-asian="bold" style:font-weight-complex="bold"/>
      <style:map style:condition="cell-content()!=&quot;&quot;" style:apply-style-name="Error" style:base-cell-address="Sheet1_2.E38"/>
    </style:style>
    <style:style style:name="ce62" style:family="table-cell" style:parent-style-name="Default" style:data-style-name="N0">
      <style:table-cell-properties fo:border-bottom="2.01pt solid #000000" fo:background-color="#81d41a" style:text-align-source="fix" style:repeat-content="false" fo:border-left="0.74pt solid #000000" fo:border-right="2.01pt solid #000000" fo:border-top="0.74pt solid #000000"/>
      <style:paragraph-properties fo:text-align="center" fo:margin-left="0in"/>
      <style:text-properties fo:font-weight="bold" style:font-weight-asian="bold" style:font-weight-complex="bold"/>
      <style:map style:condition="cell-content()!=&quot;&quot;" style:apply-style-name="Error" style:base-cell-address="Sheet1_2.E38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2"/>
        <table:table-column table:style-name="co4" table:default-cell-style-name="ce12"/>
        <table:table-column table:style-name="co5" table:default-cell-style-name="ce25"/>
        <table:table-column table:style-name="co6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INPUT URLs</text:p>
          </table:table-cell>
          <table:covered-table-cell table:number-columns-repeated="2" table:style-name="ce7"/>
          <table:covered-table-cell table:style-name="ce21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'M</text:p>
          </table:table-cell>
          <table:table-cell table:style-name="ce8" office:value-type="float" office:value="2606989921" calcext:value-type="float" table:number-columns-spanned="3" table:number-rows-spanned="1">
            <text:p>2606989921</text:p>
          </table:table-cell>
          <table:covered-table-cell table:style-name="ce10"/>
          <table:covered-table-cell table:style-name="ce22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Stage</text:p>
          </table:table-cell>
          <table:table-cell table:style-name="ce8" table:formula="of:=2842676436/2" office:value-type="float" office:value="1421338218" calcext:value-type="float" table:number-columns-spanned="3" table:number-rows-spanned="1">
            <text:p>1421338218</text:p>
          </table:table-cell>
          <table:covered-table-cell table:style-name="ce10"/>
          <table:covered-table-cell table:style-name="ce22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OM</text:p>
          </table:table-cell>
          <table:table-cell table:style-name="ce8" office:value-type="float" office:value="2160644191" calcext:value-type="float" table:number-columns-spanned="3" table:number-rows-spanned="1">
            <text:p>2160644191</text:p>
          </table:table-cell>
          <table:covered-table-cell table:style-name="ce10"/>
          <table:covered-table-cell table:style-name="ce22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OM2</text:p>
          </table:table-cell>
          <table:table-cell table:style-name="ce9" office:value-type="float" office:value="2669553388" calcext:value-type="float" table:number-columns-spanned="3" table:number-rows-spanned="1">
            <text:p>2669553388</text:p>
          </table:table-cell>
          <table:covered-table-cell table:style-name="ce18"/>
          <table:covered-table-cell table:style-name="ce23"/>
          <table:table-cell table:number-columns-repeated="4"/>
        </table:table-row>
        <table:table-row table:style-name="ro3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NAME CHECK</text:p>
          </table:table-cell>
          <table:covered-table-cell table:number-columns-repeated="2" table:style-name="ce7"/>
          <table:covered-table-cell table:style-name="ce21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Bases</text:p>
          </table:table-cell>
          <table:table-cell table:style-name="ce10" table:formula="of:=[.E9]" office:value-type="float" office:value="17" calcext:value-type="float">
            <text:p>17</text:p>
          </table:table-cell>
          <table:table-cell table:style-name="ce10" table:formula="of:=[.E9]" office:value-type="float" office:value="17" calcext:value-type="float">
            <text:p>17</text:p>
          </table:table-cell>
          <table:table-cell table:style-name="ce22" office:value-type="float" office:value="17" calcext:value-type="float">
            <text:p>17</text:p>
          </table:table-cell>
          <table:table-cell/>
          <table:table-cell office:value-type="string" calcext:value-type="string">
            <text:p>“SEEK THE ELDER”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Letter</text:p>
          </table:table-cell>
          <table:table-cell table:style-name="ce11" office:value-type="string" calcext:value-type="string">
            <text:p>Acc1</text:p>
          </table:table-cell>
          <table:table-cell table:style-name="ce11" office:value-type="string" calcext:value-type="string">
            <text:p>Acc2</text:p>
          </table:table-cell>
          <table:table-cell table:style-name="ce24" office:value-type="string" calcext:value-type="string">
            <text:p>N</text:p>
          </table:table-cell>
          <table:table-cell/>
          <table:table-cell office:value-type="string" calcext:value-type="string">
            <text:p>“lmao i knew ud be in the heckin river. ok now come out or else im comin down there and tbh i donr realy want to get alll wet it wolud put me out of commision for a whlie so get up here”</text:p>
          </table:table-cell>
          <table:table-cell table:number-columns-repeated="2"/>
        </table:table-row>
        <table:table-row table:style-name="ro2">
          <table:table-cell/>
          <table:table-cell table:style-name="ce4" table:formula="of:=IF(RANDBETWEEN(0; [.$F$12])=0; &quot;&quot;; RANDBETWEEN(1; [.$F$12]))" office:value-type="float" office:value="1" calcext:value-type="float">
            <text:p>1</text:p>
          </table:table-cell>
          <table:table-cell table:formula="of:=IF(ISNUMBER([.B11]); [.B11]; 1)*[.C9]" office:value-type="float" office:value="17" calcext:value-type="float">
            <text:p>17</text:p>
          </table:table-cell>
          <table:table-cell table:formula="of:=IF(ISNUMBER([.B11]); [.B11]; 1)*[.D9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<text:span text:style-name="T1">“lmao i knew ud be in the heckin</text:span> water. ok now come out plz im worrid bout u”</text:p>
          </table:table-cell>
          <table:table-cell table:number-columns-repeated="2"/>
        </table:table-row>
        <table:table-row table:style-name="ro2">
          <table:table-cell/>
          <table:table-cell table:formula="of:=IF(AND(ISNUMBER([.B11]);RANDBETWEEN(0; [.$F$12])&gt;0); RANDBETWEEN(1; [.$F$12]); &quot;&quot;)">
            <text:p/>
          </table:table-cell>
          <table:table-cell table:formula="of:=[.C11]*IF(ISNUMBER([.$B12]); [.$B12] - BITAND([.$E$9];[.$E12]); 1)"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30"/>
        </table:table-row>
        <table:table-row table:style-name="ro2">
          <table:table-cell/>
          <table:table-cell table:formula="of:=IF(AND(ISNUMBER([.B12]);RANDBETWEEN(0; [.$F$12])&gt;0); RANDBETWEEN(1; [.$F$12]); &quot;&quot;)">
            <text:p/>
          </table:table-cell>
          <table:table-cell/>
          <table:table-cell table:formula="of:=[.D11]*IF(ISNUMBER([.$B13]); [.$B13] - BITAND([.$E$9];[.$E13]); 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table:formula="of:=IF(AND(ISNUMBER([.B13]);RANDBETWEEN(0; [.$F$12])&gt;0); RANDBETWEEN(1; [.$F$12]); &quot;&quot;)">
            <text:p/>
          </table:table-cell>
          <table:table-cell table:formula="of:=[.C12]*IF(ISNUMBER([.$B14]); [.$B14] - BITAND([.$E$9];[.$E14]); 1)"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table:formula="of:=IF(AND(ISNUMBER([.B14]);RANDBETWEEN(0; [.$F$12])&gt;0); RANDBETWEEN(1; [.$F$12]); &quot;&quot;)">
            <text:p/>
          </table:table-cell>
          <table:table-cell/>
          <table:table-cell table:formula="of:=[.D13]*IF(ISNUMBER([.$B15]); [.$B15] - BITAND([.$E$9];[.$E15]); 1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table:formula="of:=IF(AND(ISNUMBER([.B15]);RANDBETWEEN(0; [.$F$12])&gt;0); RANDBETWEEN(1; [.$F$12]); &quot;&quot;)">
            <text:p/>
          </table:table-cell>
          <table:table-cell table:formula="of:=[.C14]*IF(ISNUMBER([.$B16]); [.$B16] - BITAND([.$E$9];[.$E16]); 1)"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table:formula="of:=IF(AND(ISNUMBER([.B16]);RANDBETWEEN(0; [.$F$12])&gt;0); RANDBETWEEN(1; [.$F$12]); &quot;&quot;)">
            <text:p/>
          </table:table-cell>
          <table:table-cell/>
          <table:table-cell table:formula="of:=[.D15]*IF(ISNUMBER([.$B17]); [.$B17] - BITAND([.$E$9];[.$E17]); 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/>
          <table:table-cell table:formula="of:=IF(AND(ISNUMBER([.B17]);RANDBETWEEN(0; [.$F$12])&gt;0); RANDBETWEEN(1; [.$F$12]); &quot;&quot;)">
            <text:p/>
          </table:table-cell>
          <table:table-cell table:formula="of:=[.C16]*IF(ISNUMBER([.$B18]); [.$B18] - BITAND([.$E$9];[.$E18]); 1)"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/>
          <table:table-cell table:formula="of:=IF(AND(ISNUMBER([.B18]);RANDBETWEEN(0; [.$F$12])&gt;0); RANDBETWEEN(1; [.$F$12]); &quot;&quot;)">
            <text:p/>
          </table:table-cell>
          <table:table-cell/>
          <table:table-cell table:formula="of:=[.D17]*IF(ISNUMBER([.$B19]); [.$B19] - BITAND([.$E$9];[.$E19]); 1)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/>
          <table:table-cell table:formula="of:=IF(AND(ISNUMBER([.B19]);RANDBETWEEN(0; [.$F$12])&gt;0); RANDBETWEEN(1; [.$F$12]); &quot;&quot;)">
            <text:p/>
          </table:table-cell>
          <table:table-cell table:formula="of:=[.C18]*IF(ISNUMBER([.$B20]); [.$B20] - BITAND([.$E$9];[.$E20]); 1)"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formula="of:=IF(AND(ISNUMBER([.B20]);RANDBETWEEN(0; [.$F$12])&gt;0); RANDBETWEEN(1; [.$F$12]); &quot;&quot;)">
            <text:p/>
          </table:table-cell>
          <table:table-cell/>
          <table:table-cell table:formula="of:=[.D19]*IF(ISNUMBER([.$B21]); [.$B21] - BITAND([.$E$9];[.$E21]); 1)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/>
          <table:table-cell table:formula="of:=IF(AND(ISNUMBER([.B21]);RANDBETWEEN(0; [.$F$12])&gt;0); RANDBETWEEN(1; [.$F$12]); &quot;&quot;)">
            <text:p/>
          </table:table-cell>
          <table:table-cell table:formula="of:=[.C20]*IF(ISNUMBER([.$B22]); [.$B22] - BITAND([.$E$9];[.$E22]); 1)"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table:formula="of:=IF(AND(ISNUMBER([.B22]);RANDBETWEEN(0; [.$F$12])&gt;0); RANDBETWEEN(1; [.$F$12]); &quot;&quot;)">
            <text:p/>
          </table:table-cell>
          <table:table-cell/>
          <table:table-cell table:formula="of:=[.D21]*IF(ISNUMBER([.$B23]); [.$B23] - BITAND([.$E$9];[.$E23]); 1)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/>
          <table:table-cell table:formula="of:=IF(AND(ISNUMBER([.B23]);RANDBETWEEN(0; [.$F$12])&gt;0); RANDBETWEEN(1; [.$F$12]); &quot;&quot;)">
            <text:p/>
          </table:table-cell>
          <table:table-cell table:formula="of:=[.C22]*IF(ISNUMBER([.$B24]); [.$B24] - BITAND([.$E$9];[.$E24]); 1)" office:value-type="float" office:value="17" calcext:value-type="float">
            <text:p>1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/>
          <table:table-cell table:formula="of:=IF(AND(ISNUMBER([.B24]);RANDBETWEEN(0; [.$F$12])&gt;0); RANDBETWEEN(1; [.$F$12]); &quot;&quot;)">
            <text:p/>
          </table:table-cell>
          <table:table-cell/>
          <table:table-cell table:formula="of:=[.D23]*IF(ISNUMBER([.$B25]); [.$B25] - BITAND([.$E$9];[.$E25]); 1)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Totals</text:p>
          </table:table-cell>
          <table:table-cell table:formula="of:=MOD([.C24]; 65536)" office:value-type="float" office:value="17" calcext:value-type="float">
            <text:p>17</text:p>
          </table:table-cell>
          <table:table-cell table:formula="of:=MOD([.D25]; 65536)" office:value-type="float" office:value="17" calcext:value-type="float">
            <text:p>17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K</text:p>
          </table:table-cell>
          <table:table-cell table:style-name="ce13" table:formula="of:=BITAND([.D26]*([.C26]+[.E9]); 2^32-1)" office:value-type="float" office:value="578" calcext:value-type="float" table:number-columns-spanned="2" table:number-rows-spanned="1">
            <text:p>578</text:p>
          </table:table-cell>
          <table:covered-table-cell/>
          <table:table-cell table:style-name="ce24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K2</text:p>
          </table:table-cell>
          <table:table-cell table:style-name="ce14" table:formula="of:=BITAND(257*[.C27]; 2^32-1)" office:value-type="float" office:value="148546" calcext:value-type="float" table:number-columns-spanned="2" table:number-rows-spanned="1">
            <text:p>148546</text:p>
          </table:table-cell>
          <table:covered-table-cell table:style-name="ce19"/>
          <table:table-cell table:style-name="ce26"/>
          <table:table-cell table:number-columns-repeated="4"/>
        </table:table-row>
        <table:table-row table:style-name="ro3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XORING</text:p>
          </table:table-cell>
          <table:covered-table-cell table:number-columns-repeated="2" table:style-name="ce7"/>
          <table:covered-table-cell table:style-name="ce21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Target</text:p>
          </table:table-cell>
          <table:table-cell table:style-name="ce15" table:formula="of:=BITXOR([.C3];[.C4])" office:value-type="float" office:value="3486802955" calcext:value-type="float" table:number-columns-spanned="2" table:number-rows-spanned="1">
            <text:p>3486802955</text:p>
          </table:table-cell>
          <table:covered-table-cell table:style-name="ce10"/>
          <table:table-cell table:style-name="ce24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Off</text:p>
          </table:table-cell>
          <table:table-cell table:style-name="ce16" table:formula="of:=[.C31]-[.C5]" office:value-type="float" office:value="1326158764" calcext:value-type="float" table:number-columns-spanned="2" table:number-rows-spanned="1">
            <text:p>1326158764</text:p>
          </table:table-cell>
          <table:covered-table-cell table:style-name="ce20"/>
          <table:table-cell table:style-name="ce27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Off2</text:p>
          </table:table-cell>
          <table:table-cell table:style-name="ce16" table:formula="of:=[.C31]-[.C6]" office:value-type="float" office:value="817249567" calcext:value-type="float" table:number-columns-spanned="2" table:number-rows-spanned="1">
            <text:p>817249567</text:p>
          </table:table-cell>
          <table:covered-table-cell table:style-name="ce20"/>
          <table:table-cell table:style-name="ce27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OMx</text:p>
          </table:table-cell>
          <table:table-cell table:style-name="ce15" table:formula="of:=[.C5]+SIGN([.C32])*BITXOR([.C28];ABS([.C32]))" office:value-type="float" office:value="3486689357" calcext:value-type="float" table:number-columns-spanned="2" table:number-rows-spanned="1">
            <text:p>3486689357</text:p>
          </table:table-cell>
          <table:covered-table-cell table:style-name="ce10"/>
          <table:table-cell table:style-name="ce24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OMx2</text:p>
          </table:table-cell>
          <table:table-cell table:style-name="ce17" table:formula="of:=[.C6]+SIGN([.C33])*BITXOR([.C28];ABS([.C33]))" office:value-type="float" office:value="3486687305" calcext:value-type="float" table:number-columns-spanned="2" table:number-rows-spanned="1">
            <text:p>3486687305</text:p>
          </table:table-cell>
          <table:covered-table-cell table:style-name="ce18"/>
          <table:table-cell table:style-name="ce26"/>
          <table:table-cell table:number-columns-repeated="4"/>
        </table:table-row>
        <table:table-row table:style-name="ro3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FINAL URL</text:p>
          </table:table-cell>
          <table:covered-table-cell table:number-columns-repeated="2" table:style-name="ce7"/>
          <table:covered-table-cell table:style-name="ce21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OMf</text:p>
          </table:table-cell>
          <table:table-cell table:style-name="ce15" table:formula="of:=BITXOR(ABS([.C34]);[.C4])" office:value-type="float" office:value="2607107623" calcext:value-type="float" table:number-columns-spanned="2" table:number-rows-spanned="1">
            <text:p>2607107623</text:p>
          </table:table-cell>
          <table:covered-table-cell/>
          <table:table-cell table:style-name="ce28" table:formula="of:=IF(XOR(0=[.C28];[.C3]=[.C38]);&quot;!&quot;;&quot;&quot;)">
            <text:p/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OMf2</text:p>
          </table:table-cell>
          <table:table-cell table:style-name="ce17" table:formula="of:=BITXOR(ABS([.C35]);[.C4])" office:value-type="float" office:value="2607105571" calcext:value-type="float" table:number-columns-spanned="2" table:number-rows-spanned="1">
            <text:p>2607105571</text:p>
          </table:table-cell>
          <table:covered-table-cell table:style-name="ce19"/>
          <table:table-cell table:style-name="ce29" table:formula="of:=IF(XOR(0=[.C28];[.C3]=[.C39]);&quot;!&quot;;&quot;&quot;)">
            <text:p/>
          </table:table-cell>
          <table:table-cell table:number-columns-repeated="4"/>
        </table:table-row>
        <calcext:conditional-formats>
          <calcext:conditional-format calcext:target-range-address="Sheet1.E38:Sheet1.E39">
            <calcext:condition calcext:apply-style-name="Error" calcext:value="!=&quot;&quot;" calcext:base-cell-address="Sheet1.E38"/>
          </calcext:conditional-format>
        </calcext:conditional-formats>
      </table:table>
      <table:table table:name="Sheet1_2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2"/>
        <table:table-column table:style-name="co4" table:default-cell-style-name="ce12"/>
        <table:table-column table:style-name="co5" table:default-cell-style-name="ce25"/>
        <table:table-column table:style-name="co6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INPUT URLs</text:p>
          </table:table-cell>
          <table:covered-table-cell table:number-columns-repeated="2" table:style-name="ce7"/>
          <table:covered-table-cell table:style-name="ce21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'M</text:p>
          </table:table-cell>
          <table:table-cell table:style-name="ce8" office:value-type="float" office:value="2606989921" calcext:value-type="float" table:number-columns-spanned="3" table:number-rows-spanned="1">
            <text:p>2606989921</text:p>
          </table:table-cell>
          <table:covered-table-cell table:style-name="ce10"/>
          <table:covered-table-cell table:style-name="ce22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Stage</text:p>
          </table:table-cell>
          <table:table-cell table:style-name="ce8" table:formula="of:=2842676436/2" office:value-type="float" office:value="1421338218" calcext:value-type="float" table:number-columns-spanned="3" table:number-rows-spanned="1">
            <text:p>1421338218</text:p>
          </table:table-cell>
          <table:covered-table-cell table:style-name="ce10"/>
          <table:covered-table-cell table:style-name="ce22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OM</text:p>
          </table:table-cell>
          <table:table-cell table:style-name="ce8" office:value-type="float" office:value="2160644191" calcext:value-type="float" table:number-columns-spanned="3" table:number-rows-spanned="1">
            <text:p>2160644191</text:p>
          </table:table-cell>
          <table:covered-table-cell table:style-name="ce10"/>
          <table:covered-table-cell table:style-name="ce22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OM2</text:p>
          </table:table-cell>
          <table:table-cell table:style-name="ce9" office:value-type="float" office:value="2669553388" calcext:value-type="float" table:number-columns-spanned="3" table:number-rows-spanned="1">
            <text:p>2669553388</text:p>
          </table:table-cell>
          <table:covered-table-cell table:style-name="ce18"/>
          <table:covered-table-cell table:style-name="ce23"/>
          <table:table-cell table:number-columns-repeated="4"/>
        </table:table-row>
        <table:table-row table:style-name="ro3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NAME CHECK</text:p>
          </table:table-cell>
          <table:covered-table-cell table:number-columns-repeated="2" table:style-name="ce7"/>
          <table:covered-table-cell table:style-name="ce21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Bases</text:p>
          </table:table-cell>
          <table:table-cell table:style-name="ce10" table:formula="of:=[.E9]" office:value-type="float" office:value="17" calcext:value-type="float">
            <text:p>17</text:p>
          </table:table-cell>
          <table:table-cell table:style-name="ce10" table:formula="of:=[.E9]" office:value-type="float" office:value="17" calcext:value-type="float">
            <text:p>17</text:p>
          </table:table-cell>
          <table:table-cell table:style-name="ce22" office:value-type="float" office:value="17" calcext:value-type="float">
            <text:p>17</text:p>
          </table:table-cell>
          <table:table-cell/>
          <table:table-cell office:value-type="string" calcext:value-type="string">
            <text:p>“SEEK THE ELDER”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Letter</text:p>
          </table:table-cell>
          <table:table-cell table:style-name="ce11" office:value-type="string" calcext:value-type="string">
            <text:p>Acc1</text:p>
          </table:table-cell>
          <table:table-cell table:style-name="ce11" office:value-type="string" calcext:value-type="string">
            <text:p>Acc2</text:p>
          </table:table-cell>
          <table:table-cell table:style-name="ce24" office:value-type="string" calcext:value-type="string">
            <text:p>N</text:p>
          </table:table-cell>
          <table:table-cell/>
          <table:table-cell office:value-type="string" calcext:value-type="string">
            <text:p>“lmao i knew ud be in the heckin river. ok now come out or else im comin down there and tbh i donr realy want to get alll wet it wolud put me out of commision for a whlie so get up here”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formula="of:=IF(ISNUMBER([.B11]); [.B11]; 1)*[.C9]" office:value-type="float" office:value="17" calcext:value-type="float">
            <text:p>17</text:p>
          </table:table-cell>
          <table:table-cell table:formula="of:=IF(ISNUMBER([.B11]); [.B11]; 1)*[.D9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<text:span text:style-name="T1">“lmao i knew ud be in the heckin</text:span> water. ok now come out plz im worrid bout u”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[.C11]*IF(ISNUMBER([.$B12]); [.$B12] - BITAND([.$E$9];[.$E12]); 1)" office:value-type="float" office:value="119" calcext:value-type="float">
            <text:p>1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3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table:formula="of:=[.D11]*IF(ISNUMBER([.$B13]); [.$B13] - BITAND([.$E$9];[.$E13]); 1)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[.C12]*IF(ISNUMBER([.$B14]); [.$B14] - BITAND([.$E$9];[.$E14]); 1)" office:value-type="float" office:value="952" calcext:value-type="float">
            <text:p>95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  <table:table-cell table:formula="of:=[.D13]*IF(ISNUMBER([.$B15]); [.$B15] - BITAND([.$E$9];[.$E15]); 1)"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[.C14]*IF(ISNUMBER([.$B16]); [.$B16] - BITAND([.$E$9];[.$E16]); 1)" office:value-type="float" office:value="952" calcext:value-type="float">
            <text:p>95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table:formula="of:=[.D15]*IF(ISNUMBER([.$B17]); [.$B17] - BITAND([.$E$9];[.$E17]); 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6]*IF(ISNUMBER([.$B18]); [.$B18] - BITAND([.$E$9];[.$E18]); 1)" office:value-type="float" office:value="952" calcext:value-type="float">
            <text:p>95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[.D17]*IF(ISNUMBER([.$B19]); [.$B19] - BITAND([.$E$9];[.$E19]); 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8]*IF(ISNUMBER([.$B20]); [.$B20] - BITAND([.$E$9];[.$E20]); 1)" office:value-type="float" office:value="952" calcext:value-type="float">
            <text:p>95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[.D19]*IF(ISNUMBER([.$B21]); [.$B21] - BITAND([.$E$9];[.$E21]); 1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20]*IF(ISNUMBER([.$B22]); [.$B22] - BITAND([.$E$9];[.$E22]); 1)" office:value-type="float" office:value="952" calcext:value-type="float">
            <text:p>95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[.D21]*IF(ISNUMBER([.$B23]); [.$B23] - BITAND([.$E$9];[.$E23]); 1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22]*IF(ISNUMBER([.$B24]); [.$B24] - BITAND([.$E$9];[.$E24]); 1)" office:value-type="float" office:value="952" calcext:value-type="float">
            <text:p>95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[.D23]*IF(ISNUMBER([.$B25]); [.$B25] - BITAND([.$E$9];[.$E25]); 1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Totals</text:p>
          </table:table-cell>
          <table:table-cell table:formula="of:=MOD([.C24]; 65536)" office:value-type="float" office:value="952" calcext:value-type="float">
            <text:p>952</text:p>
          </table:table-cell>
          <table:table-cell table:formula="of:=MOD([.D25]; 65536)" office:value-type="float" office:value="0" calcext:value-type="float">
            <text:p>0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K</text:p>
          </table:table-cell>
          <table:table-cell table:style-name="ce13" table:formula="of:=BITAND([.D26]*([.C26]+[.E9]); 2^32-1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24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K2</text:p>
          </table:table-cell>
          <table:table-cell table:style-name="ce14" table:formula="of:=BITAND(257*[.C27]; 2^32-1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26"/>
          <table:table-cell table:number-columns-repeated="4"/>
        </table:table-row>
        <table:table-row table:style-name="ro3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XORING</text:p>
          </table:table-cell>
          <table:covered-table-cell table:number-columns-repeated="2" table:style-name="ce7"/>
          <table:covered-table-cell table:style-name="ce21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Target</text:p>
          </table:table-cell>
          <table:table-cell table:style-name="ce15" table:formula="of:=BITXOR([.C3];[.C4])" office:value-type="float" office:value="3486802955" calcext:value-type="float" table:number-columns-spanned="2" table:number-rows-spanned="1">
            <text:p>3486802955</text:p>
          </table:table-cell>
          <table:covered-table-cell table:style-name="ce10"/>
          <table:table-cell table:style-name="ce24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Off</text:p>
          </table:table-cell>
          <table:table-cell table:style-name="ce16" table:formula="of:=[.C31]-[.C5]" office:value-type="float" office:value="1326158764" calcext:value-type="float" table:number-columns-spanned="2" table:number-rows-spanned="1">
            <text:p>1326158764</text:p>
          </table:table-cell>
          <table:covered-table-cell table:style-name="ce20"/>
          <table:table-cell table:style-name="ce27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Off2</text:p>
          </table:table-cell>
          <table:table-cell table:style-name="ce16" table:formula="of:=[.C31]-[.C6]" office:value-type="float" office:value="817249567" calcext:value-type="float" table:number-columns-spanned="2" table:number-rows-spanned="1">
            <text:p>817249567</text:p>
          </table:table-cell>
          <table:covered-table-cell table:style-name="ce20"/>
          <table:table-cell table:style-name="ce27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OMx</text:p>
          </table:table-cell>
          <table:table-cell table:style-name="ce15" table:formula="of:=[.C5]+SIGN([.C32])*BITXOR([.C28];ABS([.C32]))" office:value-type="float" office:value="3486802955" calcext:value-type="float" table:number-columns-spanned="2" table:number-rows-spanned="1">
            <text:p>3486802955</text:p>
          </table:table-cell>
          <table:covered-table-cell table:style-name="ce10"/>
          <table:table-cell table:style-name="ce24"/>
          <table:table-cell/>
          <table:table-cell office:value-type="float" office:value="3424426044" calcext:value-type="float">
            <text:p>342442604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Mx2</text:p>
          </table:table-cell>
          <table:table-cell table:style-name="ce17" table:formula="of:=[.C6]+BITXOR([.C28];[.C33])" office:value-type="float" office:value="3486802955" calcext:value-type="float" table:number-columns-spanned="2" table:number-rows-spanned="1">
            <text:p>3486802955</text:p>
          </table:table-cell>
          <table:covered-table-cell table:style-name="ce18"/>
          <table:table-cell table:style-name="ce26"/>
          <table:table-cell/>
          <table:table-cell table:formula="of:=BITXOR([.G34]; [.C31])" office:value-type="float" office:value="63503415" calcext:value-type="float">
            <text:p>63503415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FINAL URL</text:p>
          </table:table-cell>
          <table:covered-table-cell table:number-columns-repeated="2" table:style-name="ce7"/>
          <table:covered-table-cell table:style-name="ce21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OMf</text:p>
          </table:table-cell>
          <table:table-cell table:style-name="ce15" table:formula="of:=BITXOR(ABS([.C34]);[.C4])" office:value-type="float" office:value="2606989921" calcext:value-type="float" table:number-columns-spanned="2" table:number-rows-spanned="1">
            <text:p>2606989921</text:p>
          </table:table-cell>
          <table:covered-table-cell/>
          <table:table-cell table:style-name="ce61" table:formula="of:=IF(XOR(0=[.C28];[.C3]=[.C38]);&quot;!&quot;;&quot;&quot;)">
            <text:p/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OMf2</text:p>
          </table:table-cell>
          <table:table-cell table:style-name="ce17" table:formula="of:=BITXOR(ABS([.C35]);[.C4])" office:value-type="float" office:value="2606989921" calcext:value-type="float" table:number-columns-spanned="2" table:number-rows-spanned="1">
            <text:p>2606989921</text:p>
          </table:table-cell>
          <table:covered-table-cell table:style-name="ce19"/>
          <table:table-cell table:style-name="ce62" table:formula="of:=IF(XOR(0=[.C28];[.C3]=[.C39]);&quot;!&quot;;&quot;&quot;)">
            <text:p/>
          </table:table-cell>
          <table:table-cell table:number-columns-repeated="4"/>
        </table:table-row>
        <calcext:conditional-formats>
          <calcext:conditional-format calcext:target-range-address="Sheet1_2.E38:Sheet1_2.E39">
            <calcext:condition calcext:apply-style-name="Error" calcext:value="!=&quot;&quot;" calcext:base-cell-address="Sheet1_2.E3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21:10:38.262558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22:59:31.709144741</meta:creation-date>
    <meta:generator>LibreOffice/6.4.7.2$Linux_X86_64 LibreOffice_project/40$Build-2</meta:generator>
    <dc:date>2023-02-11T00:42:29.966477210</dc:date>
    <meta:editing-duration>PT12H54M50S</meta:editing-duration>
    <meta:editing-cycles>9</meta:editing-cycles>
    <meta:document-statistic meta:table-count="2" meta:cell-count="182" meta:object-count="0"/>
  </office:meta>
</office:document-meta>
</file>